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97d" officeooo:paragraph-rsid="0001f97d"/>
    </style:style>
    <style:style style:name="P2" style:family="paragraph" style:parent-style-name="Standard">
      <style:text-properties officeooo:rsid="0001f97d" officeooo:paragraph-rsid="00066373"/>
    </style:style>
    <style:style style:name="P3" style:family="paragraph" style:parent-style-name="Standard">
      <style:text-properties fo:font-style="normal" officeooo:rsid="0001f97d" officeooo:paragraph-rsid="0001f97d" style:font-style-asian="normal" style:font-style-complex="normal"/>
    </style:style>
    <style:style style:name="P4" style:family="paragraph" style:parent-style-name="Standard">
      <style:text-properties fo:font-style="normal" officeooo:rsid="0001f97d" officeooo:paragraph-rsid="00066373" style:font-style-asian="normal" style:font-style-complex="normal"/>
    </style:style>
    <style:style style:name="P5" style:family="paragraph" style:parent-style-name="Standard">
      <style:text-properties fo:font-style="normal" officeooo:rsid="00034977" officeooo:paragraph-rsid="0001f97d" style:font-style-asian="normal" style:font-style-complex="normal"/>
    </style:style>
    <style:style style:name="P6" style:family="paragraph" style:parent-style-name="Standard">
      <style:text-properties fo:font-style="normal" officeooo:rsid="00034977" officeooo:paragraph-rsid="00034977" style:font-style-asian="normal" style:font-style-complex="normal"/>
    </style:style>
    <style:style style:name="P7" style:family="paragraph" style:parent-style-name="Standard">
      <style:text-properties fo:font-style="normal" officeooo:rsid="00034977" officeooo:paragraph-rsid="00066373" style:font-style-asian="normal" style:font-style-complex="normal"/>
    </style:style>
    <style:style style:name="P8" style:family="paragraph" style:parent-style-name="Standard">
      <style:paragraph-properties fo:margin-top="0in" fo:margin-bottom="0.9in" loext:contextual-spacing="false" style:writing-mode="page"/>
      <style:text-properties fo:font-style="normal" officeooo:rsid="00034977" officeooo:paragraph-rsid="0003497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9991" style:font-style-asian="normal" style:font-style-complex="normal"/>
    </style:style>
    <style:style style:name="T4" style:family="text">
      <style:text-properties officeooo:rsid="0009cbd2"/>
    </style:style>
    <style:style style:name="T5" style:family="text">
      <style:text-properties officeooo:rsid="000b59cd"/>
    </style:style>
    <style:style style:name="T6" style:family="text">
      <style:text-properties officeooo:rsid="000bb5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<text:tab/><text:tab/><text:tab/><text:tab/><text:tab/>NAME:________________________________________</text:p>
      <text:p text:style-name="P1">Quiz <text:span text:style-name="T5">2</text:span> <text:tab/><text:tab/><text:tab/><text:tab/><text:tab/><text:tab/><text:span text:style-name="T6">Spring 2018 </text:span><text:s/></text:p>
      <text:p text:style-name="P1"/>
      <text:p text:style-name="P1">1 ( 5 points). In informed search algorithms, what determines if an heuristic is <text:span text:style-name="T1">admissible</text:span><text:span text:style-name="T2">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 (5 points) What is the heuristic function that is minimized in A* search? <text:s/>(Description using words rather than equations is fine.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 (5 points) Name 2 methods of generating heuristic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4 (5 points) </text:span><text:span text:style-name="T3">Suppose we have several admissible heuristics, and none of them clearly dominate the others. How can we achieve the best results in a guided search? </text:span></text:p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CS 461<text:tab/><text:tab/><text:tab/><text:tab/><text:tab/>NAME:________________________________________</text:p>
      <text:p text:style-name="P4">Quiz 1 <text:tab/><text:tab/><text:tab/><text:tab/><text:tab/><text:tab/><text:span text:style-name="T4">Fall</text:span> 2017</text:p>
      <text:p text:style-name="P7">(3 points each = 24 points total) The following terms describe various possible aspects of an agent’s environment. Briefly (a sentence or so) explain the distinction being made in each case: </text:p>
      <text:p text:style-name="P6"/>
      <text:p text:style-name="P8">fully vs. partially observable: </text:p>
      <text:p text:style-name="P8">single agent vs. multi-agent: </text:p>
      <text:p text:style-name="P8">competitive vs. cooperative: </text:p>
      <text:p text:style-name="P8">deterministic vs. stochastic: </text:p>
      <text:p text:style-name="P8">episodic vs. sequential: </text:p>
      <text:p text:style-name="P8">static vs. dynamic: </text:p>
      <text:p text:style-name="P8">discrete vs. continuous: </text:p>
      <text:p text:style-name="P8">known vs. unknow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1:16:27.199000000</meta:creation-date>
    <meta:print-date>2017-08-28T10:03:38.791000000</meta:print-date>
    <dc:date>2018-02-06T16:41:41.002000000</dc:date>
    <meta:editing-duration>PT33M27S</meta:editing-duration>
    <meta:editing-cycles>6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17" meta:word-count="145" meta:character-count="1003" meta:non-whitespace-character-count="840"/>
  </office:meta>
</office:document-meta>
</file>